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244in" fo:min-width="0.0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9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dash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25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35in" fo:min-width="0.07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28in" fo:min-width="0.07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28in" fo:min-width="0.07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28in" fo:min-width="0.07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35in" fo:min-width="0.0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35in" fo:min-width="0.0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15635484384613210" text:style-name="L1">
        <text:list-item>
          <text:p text:style-name="P1">Entities present:</text:p>
          <text:p text:style-name="P1">Product</text:p>
          <text:p text:style-name="P1">Categories</text:p>
          <text:p text:style-name="P1">User</text:p>
          <text:p text:style-name="P1">Address</text:p>
          <text:p text:style-name="P1">Administrator</text:p>
          <text:p text:style-name="P1">Shopper</text:p>
          <text:p text:style-name="P1">Cart</text:p>
          <text:p text:style-name="P1">Payment</text:p>
          <text:p text:style-name="P1"/>
        </text:list-item>
        <text:list-item>
          <text:p text:style-name="P1">Relations present:</text:p>
          <text:p text:style-name="P1">Categorised</text:p>
          <text:p text:style-name="P1">HasAddress</text:p>
          <text:p text:style-name="P1">Manage</text:p>
          <text:p text:style-name="P1">Buy</text:p>
          <text:p text:style-name="P1">PlaceOrder</text:p>
          <text:p text:style-name="P1">MakePayment</text:p>
          <text:p text:style-name="P1">ValidateAddress</text:p>
          <text:p text:style-name="P1"/>
        </text:list-item>
        <text:list-item>
          <text:p text:style-name="P1">Key attributes</text:p>
          <text:p text:style-name="P1">UserId</text:p>
          <text:p text:style-name="P1">ProductId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21605458" text:continue-numbering="true" text:style-name="L1">
        <text:list-item>
          <text:p text:style-name="P1">ER Diagram of StoreFront</text:p>
        </text:list-item>
      </text:list>
      <text:p text:style-name="Standard"/>
      <text:p text:style-name="Standard"><draw:g text:anchor-type="paragraph" draw:z-index="0" draw:style-name="gr1"><draw:rect draw:style-name="gr2" draw:text-style-name="P4" svg:width="0.5594in" svg:height="0.226in" svg:x="4.6264in" svg:y="6.9181in"><text:p text:style-name="P3"><text:span text:style-name="T1">Product</text:span></text:p></draw:rect><draw:ellipse draw:style-name="gr3" draw:text-style-name="P4" svg:width="0.4949in" svg:height="0.2252in" svg:x="3.9165in" svg:y="7.3965in"><text:p text:style-name="P3"><text:span text:style-name="T1">Quantity</text:span></text:p></draw:ellipse><draw:ellipse draw:style-name="gr4" draw:text-style-name="P5" svg:width="0.8177in" svg:height="0.2531in" svg:x="5.5291in" svg:y="7.0591in"><text:p text:style-name="P3"><text:span text:style-name="T2">ProductId</text:span></text:p></draw:ellipse><draw:ellipse draw:style-name="gr5" draw:text-style-name="P4" svg:width="0.3862in" svg:height="0.2539in" svg:x="4.4756in" svg:y="7.5925in"><text:p text:style-name="P3"><text:span text:style-name="T1">Name</text:span></text:p></draw:ellipse><draw:rect draw:style-name="gr6" draw:text-style-name="P4" svg:width="0.5815in" svg:height="0.2531in" svg:x="1.4646in" svg:y="7.0028in"><text:p text:style-name="P3"><text:span text:style-name="T1">Categories</text:span></text:p></draw:rect><draw:ellipse draw:style-name="gr7" draw:text-style-name="P4" svg:width="0.774in" svg:height="0.2252in" svg:x="0.1091in" svg:y="7.1992in"><text:p text:style-name="P3"><text:span text:style-name="T1">CategoryId</text:span></text:p></draw:ellipse><draw:custom-shape draw:style-name="gr8" draw:text-style-name="P4" svg:width="0.7531in" svg:height="0.4496in" svg:x="2.8193in" svg:y="6.8626in"><text:p text:style-name="P4"><text:span text:style-name="T1">Categoris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9" draw:text-style-name="P6" svg:width="0.2079in" svg:height="0.3232in" svg:x="5.4209in" svg:y="3.5744in"><draw:text-box><text:p/></draw:text-box></draw:frame><draw:rect draw:style-name="gr10" draw:text-style-name="P4" svg:width="0.5378in" svg:height="0.2252in" svg:x="2.3028in" svg:y="0.9043in"><text:p text:style-name="P3"><text:span text:style-name="T1">User</text:span></text:p></draw:rect><draw:ellipse draw:style-name="gr11" draw:text-style-name="P5" svg:width="0.4949in" svg:height="0.2248in" svg:x="1.7012in" svg:y="1.2138in"><text:p text:style-name="P3"><text:span text:style-name="T2">UserId</text:span></text:p></draw:ellipse><draw:ellipse draw:style-name="gr12" draw:text-style-name="P4" svg:width="0.4512in" svg:height="0.2252in" svg:x="1.6374in" svg:y="0.2862in"><text:p text:style-name="P3"><text:span text:style-name="T1">Name</text:span></text:p></draw:ellipse><draw:ellipse draw:style-name="gr13" draw:text-style-name="P4" svg:width="0.6232in" svg:height="0.2252in" svg:x="5.5083in" svg:y="0.3988in"><text:p text:style-name="P3"><text:span text:style-name="T1">PostalZip</text:span></text:p></draw:ellipse><draw:ellipse draw:style-name="gr14" draw:text-style-name="P4" svg:width="0.6657in" svg:height="0.2539in" svg:x="5.8736in" svg:y="0.7634in"><text:p text:style-name="P3"><text:span text:style-name="T1">CityName</text:span></text:p></draw:ellipse><draw:ellipse draw:style-name="gr15" draw:text-style-name="P4" svg:width="0.7516in" svg:height="0.2524in" svg:x="5.6157in" svg:y="1.2138in"><text:p text:style-name="P3"><text:span text:style-name="T1">StreetName</text:span></text:p></draw:ellipse><draw:ellipse draw:style-name="gr16" draw:text-style-name="P4" svg:width="0.4748in" svg:height="0.226in" svg:x="4.8618in" svg:y="0.3138in"><text:p text:style-name="P3"><text:span text:style-name="T1">State</text:span></text:p></draw:ellipse><draw:ellipse draw:style-name="gr17" draw:text-style-name="P4" svg:width="0.7106in" svg:height="0.3378in" svg:x="2.2165in" svg:y="0.1736in"><text:p text:style-name="P3"><text:span text:style-name="T1">ContactNo</text:span></text:p></draw:ellipse><draw:ellipse draw:style-name="gr18" draw:text-style-name="P4" svg:width="0.5803in" svg:height="0.2252in" svg:x="4.5618in" svg:y="1.3819in"><text:p text:style-name="P3"><text:span text:style-name="T1">ShopperId</text:span></text:p></draw:ellipse><draw:custom-shape draw:style-name="gr19" draw:text-style-name="P4" svg:width="0.8815in" svg:height="0.478in" svg:x="4.1094in" svg:y="3.1528in"><text:p text:style-name="P4"><text:span text:style-name="T1">PlaceOrde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draw:style-name="gr20" draw:text-style-name="P4" svg:width="0.6894in" svg:height="0.2807in" svg:x="4.0882in" svg:y="4.4173in"><text:p text:style-name="P3"><text:span text:style-name="T1">Cart</text:span></text:p></draw:rect><draw:ellipse draw:style-name="gr21" draw:text-style-name="P4" svg:width="0.6886in" svg:height="0.3094in" svg:x="4.7118in" svg:y="4.9516in"><text:p text:style-name="P3"><text:span text:style-name="T1">ProductId</text:span></text:p></draw:ellipse><draw:ellipse draw:style-name="gr22" draw:text-style-name="P4" svg:width="0.7539in" svg:height="0.2807in" svg:x="3.6358in" svg:y="3.9957in"><text:p text:style-name="P3"><text:span text:style-name="T1">ShopperId</text:span></text:p></draw:ellipse><draw:ellipse draw:style-name="gr23" draw:text-style-name="P4" svg:width="0.5807in" svg:height="0.3378in" svg:x="4.0457in" svg:y="4.9228in"><text:p text:style-name="P3"><text:span text:style-name="T1">Quantity</text:span></text:p></draw:ellipse><draw:ellipse draw:style-name="gr24" draw:text-style-name="P4" svg:width="0.7539in" svg:height="0.3094in" svg:x="4.7547in" svg:y="3.911in"><text:p text:style-name="P3"><text:span text:style-name="T1">OrderStatus</text:span></text:p></draw:ellipse><draw:ellipse draw:style-name="gr25" draw:text-style-name="P4" svg:width="1.0122in" svg:height="0.4496in" svg:x="5.4209in" svg:y="6.4409in"><text:p/></draw:ellipse><draw:rect draw:style-name="gr26" draw:text-style-name="P4" svg:width="0.7307in" svg:height="0.3094in" svg:x="1.3567in" svg:y="3.2646in"><text:p text:style-name="P3"><text:span text:style-name="T1">Administrator</text:span></text:p></draw:rect><draw:ellipse draw:style-name="gr27" draw:text-style-name="P4" svg:width="0.5807in" svg:height="0.3087in" svg:x="5.013in" svg:y="7.4528in"><text:p text:style-name="P3"><text:span text:style-name="T1">Price</text:span></text:p></draw:ellipse><draw:rect draw:style-name="gr28" draw:text-style-name="P4" svg:width="0.5594in" svg:height="0.2252in" svg:x="4.9909in" svg:y="0.848in"><text:p text:style-name="P3"><text:span text:style-name="T1">Address</text:span></text:p></draw:rect><draw:custom-shape draw:style-name="gr29" draw:text-style-name="P4" svg:width="0.926in" svg:height="0.337in" svg:x="3.3567in" svg:y="0.848in"><text:p text:style-name="P4"><text:span text:style-name="T1">HasAddress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0" draw:text-style-name="P4" svg:width="1.1398in" svg:height="0.6469in" svg:x="5.3358in" svg:y="4.2201in"><text:p text:style-name="P4"><text:span text:style-name="T1">Make</text:span></text:p><text:p text:style-name="P4"><text:span text:style-name="T1">Paymen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draw:style-name="gr31" draw:text-style-name="P4" svg:width="0.6677in" svg:height="0.3094in" svg:x="5.722in" svg:y="3.2929in"><text:p text:style-name="P3"><text:span text:style-name="T1">Payment</text:span></text:p></draw:rect><draw:ellipse draw:style-name="gr32" draw:text-style-name="P4" svg:width="0.6894in" svg:height="0.5614in" svg:x="6.4965in" svg:y="2.4783in"><text:p text:style-name="P3"><text:span text:style-name="T1">Shipping</text:span></text:p><text:p text:style-name="P3"><text:span text:style-name="T1">Address</text:span></text:p></draw:ellipse><draw:ellipse draw:style-name="gr33" draw:text-style-name="P4" svg:width="0.624in" svg:height="0.4217in" svg:x="6.7118in" svg:y="3.1807in"><text:p text:style-name="P3"><text:span text:style-name="T1">Total</text:span></text:p><text:p text:style-name="P3"><text:span text:style-name="T1">Price</text:span></text:p></draw:ellipse><draw:custom-shape draw:style-name="gr34" draw:text-style-name="P4" svg:width="0.926in" svg:height="0.6189in" svg:x="5.55in" svg:y="2.0563in"><text:p text:style-name="P4"><text:span text:style-name="T1">Validate</text:span></text:p><text:p text:style-name="P4"><text:span text:style-name="T1">Addres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ellipse draw:style-name="gr35" draw:text-style-name="P4" svg:width="0.5815in" svg:height="0.2524in" svg:x="1.4209in" svg:y="0.7362in"><text:p/></draw:ellipse><draw:line draw:style-name="gr36" draw:text-style-name="P4" svg:x1="2.3677in" svg:y1="2.2531in" svg:x2="2.6472in" svg:y2="2.6748in"><text:p/></draw:line><draw:line draw:style-name="gr37" draw:text-style-name="P4" svg:x1="2.926in" svg:y1="2.1969in" svg:x2="2.6681in" svg:y2="2.7028in"><text:p/></draw:line><draw:line draw:style-name="gr38" draw:text-style-name="P4" svg:x1="2.3677in" svg:y1="2.2248in" svg:x2="2.9055in" svg:y2="2.1969in"><text:p/></draw:line><draw:frame draw:style-name="gr39" draw:text-style-name="P6" svg:width="0.3953in" svg:height="0.3941in" svg:x="2.5185in" svg:y="2.2528in"><draw:text-box><text:p text:style-name="P7"><text:span text:style-name="T1">Is A</text:span></text:p></draw:text-box></draw:frame><draw:rect draw:style-name="gr40" draw:text-style-name="P4" svg:width="0.7315in" svg:height="0.2531in" svg:x="3.0555in" svg:y="3.2646in"><text:p text:style-name="P3"><text:span text:style-name="T1">Shopper</text:span></text:p></draw:rect><draw:line draw:style-name="gr41" draw:text-style-name="P4" svg:x1="2.561in" svg:y1="0.9043in" svg:x2="2.561in" svg:y2="0.5669in"><text:p/></draw:line><draw:line draw:style-name="gr42" draw:text-style-name="P4" svg:x1="2.0445in" svg:y1="0.4543in" svg:x2="2.3886in" svg:y2="0.876in"><text:p/></draw:line><draw:line draw:style-name="gr43" draw:text-style-name="P4" svg:x1="2.002in" svg:y1="0.876in" svg:x2="2.2815in" svg:y2="0.9039in"><text:p/></draw:line><draw:line draw:style-name="gr44" draw:text-style-name="P4" svg:x1="2.1736in" svg:y1="1.2976in" svg:x2="2.3457in" svg:y2="1.1571in"><text:p/></draw:line><draw:line draw:style-name="gr45" draw:text-style-name="P4" svg:x1="2.8406in" svg:y1="0.9886in" svg:x2="3.3567in" svg:y2="0.9886in"><text:p/></draw:line><draw:line draw:style-name="gr46" draw:text-style-name="P4" svg:x1="4.2815in" svg:y1="1.0165in" svg:x2="4.9697in" svg:y2="0.9886in"><text:p/></draw:line><draw:line draw:style-name="gr47" draw:text-style-name="P4" svg:x1="5.1417in" svg:y1="0.876in" svg:x2="5.0988in" svg:y2="0.5669in"><text:p/></draw:line><draw:line draw:style-name="gr48" draw:text-style-name="P4" svg:x1="4.948in" svg:y1="1.4098in" svg:x2="5.1846in" svg:y2="1.1008in"><text:p/></draw:line><draw:line draw:style-name="gr49" draw:text-style-name="P4" svg:x1="5.6795in" svg:y1="1.2413in" svg:x2="5.572in" svg:y2="1.0728in"><text:p/></draw:line><draw:line draw:style-name="gr50" draw:text-style-name="P4" svg:x1="5.55in" svg:y1="0.9039in" svg:x2="5.8512in" svg:y2="0.9039in"><text:p/></draw:line><draw:line draw:style-name="gr51" draw:text-style-name="P4" svg:x1="5.5287in" svg:y1="0.5669in" svg:x2="5.3783in" svg:y2="0.8197in"><text:p/></draw:line><draw:line draw:style-name="gr52" draw:text-style-name="P4" svg:x1="5.3354in" svg:y1="1.0728in" svg:x2="5.8945in" svg:y2="2.1409in"><text:p/></draw:line><draw:line draw:style-name="gr53" draw:text-style-name="P4" svg:x1="6.002in" svg:y1="2.6748in" svg:x2="6.002in" svg:y2="3.2929in"><text:p/></draw:line><draw:line draw:style-name="gr54" draw:text-style-name="P4" svg:x1="6.4106in" svg:y1="3.2929in" svg:x2="6.6043in" svg:y2="2.9555in"><text:p/></draw:line><draw:line draw:style-name="gr55" draw:text-style-name="P4" svg:x1="6.3886in" svg:y1="3.4051in" svg:x2="6.6898in" svg:y2="3.4051in"><text:p/></draw:line><draw:line draw:style-name="gr56" draw:text-style-name="P4" svg:x1="3.787in" svg:y1="3.4335in" svg:x2="4.1528in" svg:y2="3.4335in"><text:p/></draw:line><draw:line draw:style-name="gr57" draw:text-style-name="P4" svg:x1="4.5394in" svg:y1="3.6583in" svg:x2="4.5394in" svg:y2="4.389in"><text:p/></draw:line><draw:ellipse draw:style-name="gr58" draw:text-style-name="P4" svg:width="0.6449in" svg:height="0.2803in" svg:x="4.9055in" svg:y="2.9563in"><text:p text:style-name="P3"><text:span text:style-name="T1">ShopperId</text:span></text:p></draw:ellipse><draw:line draw:style-name="gr59" draw:text-style-name="P4" svg:x1="5.722in" svg:y1="3.2929in" svg:x2="5.55in" svg:y2="3.1524in"><text:p/></draw:line><draw:line draw:style-name="gr60" draw:text-style-name="P4" svg:x1="4.7539in" svg:y1="4.528in" svg:x2="5.3563in" svg:y2="4.5291in"><text:p/></draw:line><draw:line draw:style-name="gr61" draw:text-style-name="P4" svg:x1="4.7327in" svg:y1="4.389in" svg:x2="4.8831in" svg:y2="4.1921in"><text:p/></draw:line><draw:line draw:style-name="gr62" draw:text-style-name="P4" svg:x1="3.55in" svg:y1="7.087in" svg:x2="4.6252in" svg:y2="7.087in"><text:p/></draw:line><draw:line draw:style-name="gr63" draw:text-style-name="P4" svg:x1="2.0665in" svg:y1="7.1713in" svg:x2="2.8193in" svg:y2="7.115in"><text:p/></draw:line><draw:line draw:style-name="gr64" draw:text-style-name="P4" svg:x1="1.6795in" svg:y1="3.2366in" svg:x2="2.5181in" svg:y2="2.5059in"><text:p/></draw:line><draw:line draw:style-name="gr65" draw:text-style-name="P4" svg:x1="2.7972in" svg:y1="2.5059in" svg:x2="3.4638in" svg:y2="3.2366in"><text:p/></draw:line><draw:line draw:style-name="gr66" draw:text-style-name="P4" svg:x1="2.5827in" svg:y1="1.1291in" svg:x2="2.6043in" svg:y2="2.1972in"><text:p/></draw:line><draw:line draw:style-name="gr67" draw:text-style-name="P4" svg:x1="4.7327in" svg:y1="4.698in" svg:x2="4.9264in" svg:y2="5.0071in"><text:p/></draw:line><draw:line draw:style-name="gr68" draw:text-style-name="P4" svg:x1="5.0343in" svg:y1="6.9461in" svg:x2="5.1634in" svg:y2="6.4685in"><text:p/></draw:line><draw:line draw:style-name="gr69" draw:text-style-name="P4" svg:x1="4.1736in" svg:y1="4.2488in" svg:x2="4.3886in" svg:y2="4.3894in"><text:p/></draw:line><draw:ellipse draw:style-name="gr70" draw:text-style-name="P4" svg:width="0.7531in" svg:height="0.2539in" svg:x="0.6256in" svg:y="6.637in"><text:p text:style-name="P3"><text:span text:style-name="T1">ParentId</text:span></text:p></draw:ellipse><draw:ellipse draw:style-name="gr71" draw:text-style-name="P4" svg:width="0.9043in" svg:height="0.2539in" svg:x="0.7331in" svg:y="7.5925in"><text:p text:style-name="P3"><text:span text:style-name="T1">CategoryName</text:span></text:p></draw:ellipse><draw:line draw:style-name="gr72" draw:text-style-name="P4" svg:x1="1.2492in" svg:y1="6.8618in" svg:x2="1.5071in" svg:y2="7.0024in"><text:p/></draw:line><draw:line draw:style-name="gr73" draw:text-style-name="P4" svg:x1="0.8839in" svg:y1="7.3118in" svg:x2="1.4646in" svg:y2="7.115in"><text:p/></draw:line><draw:line draw:style-name="gr74" draw:text-style-name="P4" svg:x1="1.4209in" svg:y1="7.6209in" svg:x2="1.7433in" svg:y2="7.2555in"><text:p/></draw:line><draw:ellipse draw:style-name="gr75" draw:text-style-name="P4" svg:width="0.9886in" svg:height="0.5059in" svg:x="4.5618in" svg:y="5.9909in"><text:p/></draw:ellipse><draw:ellipse draw:style-name="gr76" draw:text-style-name="P4" svg:width="0.9043in" svg:height="0.3941in" svg:x="4.6039in" svg:y="6.0472in"><text:p text:style-name="P3"><text:span text:style-name="T1">CategoryId</text:span></text:p></draw:ellipse><draw:line draw:style-name="gr77" draw:text-style-name="P4" svg:x1="5.1846in" svg:y1="6.9465in" svg:x2="5.5287in" svg:y2="6.8059in"><text:p/></draw:line><draw:line draw:style-name="gr78" draw:text-style-name="P4" svg:x1="5.1846in" svg:y1="7.115in" svg:x2="5.5504in" svg:y2="7.1713in"><text:p/></draw:line><draw:line draw:style-name="gr79" draw:text-style-name="P4" svg:x1="5.0988in" svg:y1="7.1429in" svg:x2="5.1634in" svg:y2="7.4803in"><text:p/></draw:line><draw:line draw:style-name="gr80" draw:text-style-name="P4" svg:x1="4.7118in" svg:y1="7.5929in" svg:x2="4.9697in" svg:y2="7.1713in"><text:p/></draw:line><draw:line draw:style-name="gr81" draw:text-style-name="P4" svg:x1="4.3461in" svg:y1="7.424in" svg:x2="4.7331in" svg:y2="7.1713in"><text:p/></draw:line><draw:line draw:style-name="gr82" draw:text-style-name="P4" svg:x1="4.3886in" svg:y1="4.9228in" svg:x2="4.5823in" svg:y2="4.6701in"><text:p/></draw:line><draw:ellipse draw:style-name="gr83" draw:text-style-name="P4" svg:width="0.4539in" svg:height="0.5059in" svg:x="3.55in" svg:y="4.5299in"><text:p text:style-name="P3"><text:span text:style-name="T1">Total</text:span></text:p><text:p text:style-name="P3"><text:span text:style-name="T1">Price</text:span></text:p></draw:ellipse><draw:line draw:style-name="gr84" draw:text-style-name="P4" svg:x1="4.1311in" svg:y1="4.698in" svg:x2="4.002in" svg:y2="4.7543in"><text:p/></draw:line><draw:custom-shape draw:style-name="gr85" draw:text-style-name="P4" svg:width="0.7315in" svg:height="0.6476in" svg:x="2.9902in" svg:y="5.1181in"><text:p text:style-name="P4"><text:span text:style-name="T1">Bu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86" draw:text-style-name="P4" svg:x1="3.3354in" svg:y1="3.5177in" svg:x2="3.3783in" svg:y2="5.1197in"><text:p/></draw:line><draw:line draw:style-name="gr87" draw:text-style-name="P4" svg:x1="0.0665in" svg:y1="5.9343in" svg:x2="6.7547in" svg:y2="5.9063in"><text:p/></draw:line><draw:line draw:style-name="gr88" draw:text-style-name="P4" svg:x1="0.1091in" svg:y1="8.1547in" svg:x2="6.7543in" svg:y2="8.1268in"><text:p/></draw:line><draw:line draw:style-name="gr89" draw:text-style-name="P4" svg:x1="0.0882in" svg:y1="5.9626in" svg:x2="0.0882in" svg:y2="8.1547in"><text:p/></draw:line><draw:line draw:style-name="gr90" draw:text-style-name="P4" svg:x1="6.7764in" svg:y1="5.9346in" svg:x2="6.7764in" svg:y2="8.1268in"><text:p/></draw:line><draw:custom-shape draw:style-name="gr91" draw:text-style-name="P4" svg:width="1.013in" svg:height="0.6476in" svg:x="1.1622in" svg:y="4.5854in"><text:p text:style-name="P4"><text:span text:style-name="T1">Manag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92" draw:text-style-name="P4" svg:x1="1.6795in" svg:y1="4.5854in" svg:x2="1.6795in" svg:y2="3.602in"><text:p/></draw:line><draw:line draw:style-name="gr93" draw:text-style-name="P4" svg:x1="1.7004in" svg:y1="5.2039in" svg:x2="1.7004in" svg:y2="5.8783in"><text:p/></draw:line><draw:line draw:style-name="gr94" draw:text-style-name="P4" svg:x1="3.3563in" svg:y1="5.7657in" svg:x2="4.7327in" svg:y2="6.9181in"><text:p/></draw:line><draw:ellipse draw:style-name="gr95" draw:text-style-name="P4" svg:width="0.8823in" svg:height="0.2815in" svg:x="5.4854in" svg:y="6.5244in"><text:p text:style-name="P3"><text:span text:style-name="T1">Images</text:span></text:p></draw:ellipse><draw:line draw:style-name="gr96" draw:text-style-name="P4" svg:x1="5.8728in" svg:y1="3.574in" svg:x2="5.8945in" svg:y2="4.2205in"><text:p/></draw:line><draw:ellipse draw:style-name="gr97" draw:text-style-name="P4" svg:width="0.9252in" svg:height="0.3933in" svg:x="6.3894in" svg:y="3.9957in"><text:p text:style-name="P3"><text:span text:style-name="T1">PaymentMode</text:span></text:p></draw:ellipse><draw:line draw:style-name="gr98" draw:text-style-name="P4" svg:x1="6.3886in" svg:y1="3.602in" svg:x2="6.711in" svg:y2="3.9953in"><text:p/></draw:line><draw:ellipse draw:style-name="gr99" draw:text-style-name="P4" svg:width="0.3878in" svg:height="0.787in" svg:x="6.2594in" svg:y="4.839in"><text:p text:style-name="P3"><text:span text:style-name="T1">Net</text:span></text:p><text:p text:style-name="P3"><text:span text:style-name="T1">Banking</text:span></text:p></draw:ellipse><draw:ellipse draw:style-name="gr100" draw:text-style-name="P4" svg:width="0.237in" svg:height="0.8996in" svg:x="6.7331in" svg:y="4.7827in"><text:p text:style-name="P3"><text:span text:style-name="T1">Debit</text:span></text:p><text:p text:style-name="P3"><text:span text:style-name="T1">card</text:span></text:p></draw:ellipse><draw:ellipse draw:style-name="gr101" draw:text-style-name="P4" svg:width="0.3016in" svg:height="0.9559in" svg:x="7.0984in" svg:y="4.7264in"><text:p text:style-name="P3"><text:span text:style-name="T1">Credit</text:span></text:p><text:p text:style-name="P3"><text:span text:style-name="T1">Card</text:span></text:p></draw:ellipse><draw:line draw:style-name="gr102" draw:text-style-name="P4" svg:x1="6.5394in" svg:y1="4.8386in" svg:x2="6.776in" svg:y2="4.389in"><text:p/></draw:line><draw:line draw:style-name="gr103" draw:text-style-name="P4" svg:x1="6.8622in" svg:y1="4.7823in" svg:x2="6.8406in" svg:y2="4.4169in"><text:p/></draw:line><draw:line draw:style-name="gr104" draw:text-style-name="P4" svg:x1="7.228in" svg:y1="4.7543in" svg:x2="6.9913in" svg:y2="4.389in"><text:p/></draw:line><draw:ellipse draw:style-name="gr105" draw:text-style-name="P4" svg:width="0.8606in" svg:height="0.2252in" svg:x="5.013in" svg:y="2.6752in"><text:p text:style-name="P3"><text:span text:style-name="T1">ShippingDate</text:span></text:p></draw:ellipse><draw:line draw:style-name="gr106" draw:text-style-name="P4" svg:x1="5.8508in" svg:y1="3.2929in" svg:x2="5.7004in" svg:y2="2.8996in"><text:p/></draw:line><draw:ellipse draw:style-name="gr107" draw:text-style-name="P4" svg:width="0.6039in" svg:height="0.3098in" svg:x="3.0555in" svg:y="0.3138in"><text:p text:style-name="P3"><text:span text:style-name="T1">Email</text:span></text:p></draw:ellipse><draw:ellipse draw:style-name="gr108" draw:text-style-name="P4" svg:width="0.5807in" svg:height="0.3661in" svg:x="2.8402in" svg:y="1.2693in"><text:p text:style-name="P3"><text:span text:style-name="T1">Age</text:span></text:p></draw:ellipse><draw:line draw:style-name="gr109" draw:text-style-name="P4" svg:x1="2.7764in" svg:y1="0.9039in" svg:x2="3.0988in" svg:y2="0.5949in"><text:p/></draw:line><draw:line draw:style-name="gr110" draw:text-style-name="P4" svg:x1="2.7972in" svg:y1="1.1291in" svg:x2="2.9693in" svg:y2="1.2697in"><text:p/></draw:line><draw:ellipse draw:style-name="gr111" draw:text-style-name="P4" svg:width="0.9043in" svg:height="0.4496in" svg:x="1.1622in" svg:y="0.6799in"><text:p/></draw:ellipse><draw:ellipse draw:style-name="gr112" draw:text-style-name="P4" svg:width="0.7323in" svg:height="0.2815in" svg:x="1.2492in" svg:y="0.7634in"><text:p text:style-name="P3"><text:span text:style-name="T1">DateOfBirth</text:span></text:p></draw:ellipse><draw:ellipse draw:style-name="gr113" draw:text-style-name="P4" svg:width="0.5815in" svg:height="0.3657in" svg:x="0.2811in" svg:y="0.2299in"><text:p text:style-name="P3"><text:span text:style-name="T1">Date</text:span></text:p></draw:ellipse><draw:ellipse draw:style-name="gr114" draw:text-style-name="P4" svg:width="0.6894in" svg:height="0.3098in" svg:x="0.2594in" svg:y="0.7634in"><text:p text:style-name="P3"><text:span text:style-name="T1">Month</text:span></text:p></draw:ellipse><draw:ellipse draw:style-name="gr115" draw:text-style-name="P4" svg:width="0.6669in" svg:height="0.3094in" svg:x="0.3031in" svg:y="1.298in"><text:p text:style-name="P3"><text:span text:style-name="T1">Year</text:span></text:p></draw:ellipse><draw:line draw:style-name="gr116" draw:text-style-name="P4" svg:x1="0.8618in" svg:y1="0.3988in" svg:x2="1.2705in" svg:y2="0.7079in"><text:p/></draw:line><draw:line draw:style-name="gr117" draw:text-style-name="P4" svg:x1="0.948in" svg:y1="0.9039in" svg:x2="1.1846in" svg:y2="0.8197in"><text:p/></draw:line><draw:line draw:style-name="gr118" draw:text-style-name="P4" svg:x1="0.9051in" svg:y1="1.3539in" svg:x2="1.2492in" svg:y2="1.0728in"><text:p/></draw:line><draw:frame draw:style-name="gr119" draw:text-style-name="P6" svg:width="0.163in" svg:height="0.3248in" svg:x="4.5394in" svg:y="0.8209in"><draw:text-box><text:p text:style-name="P7"><text:span text:style-name="T1">N</text:span></text:p></draw:text-box></draw:frame><draw:frame draw:style-name="gr120" draw:text-style-name="P6" svg:width="0.1724in" svg:height="0.2516in" svg:x="3.0992in" svg:y="0.8209in"><draw:text-box><text:p text:style-name="P7"><text:span text:style-name="T1">1</text:span></text:p></draw:text-box></draw:frame><draw:frame draw:style-name="gr121" draw:text-style-name="P6" svg:width="0.1303in" svg:height="0.2524in" svg:x="2.3457in" svg:y="6.9181in"><draw:text-box><text:p text:style-name="P7"><text:span text:style-name="T1">N</text:span></text:p></draw:text-box></draw:frame><draw:frame draw:style-name="gr122" draw:text-style-name="P6" svg:width="0.387in" svg:height="0.2976in" svg:x="3.8728in" svg:y="6.8626in"><draw:text-box><text:p text:style-name="P7"><text:span text:style-name="T1">N</text:span></text:p></draw:text-box></draw:frame><draw:frame draw:style-name="gr123" draw:text-style-name="P6" svg:width="0.0433in" svg:height="0.2524in" svg:x="3.2283in" svg:y="4.0244in"><draw:text-box><text:p text:style-name="P7"><text:span text:style-name="T1">1</text:span></text:p></draw:text-box></draw:frame><draw:frame draw:style-name="gr124" draw:text-style-name="P6" svg:width="0.1504in" svg:height="0.2516in" svg:x="3.7012in" svg:y="6.1882in"><draw:text-box><text:p text:style-name="P7"><text:span text:style-name="T1">N</text:span></text:p></draw:text-box></draw:frame><draw:frame draw:style-name="gr125" draw:text-style-name="P6" svg:width="0.0642in" svg:height="0.2524in" svg:x="3.8945in" svg:y="3.2083in"><draw:text-box><text:p text:style-name="P7"><text:span text:style-name="T1">1</text:span></text:p></draw:text-box></draw:frame><draw:frame draw:style-name="gr126" draw:text-style-name="P6" svg:width="0.0858in" svg:height="0.2516in" svg:x="4.6039in" svg:y="3.7988in"><draw:text-box><text:p text:style-name="P7"><text:span text:style-name="T1">1</text:span></text:p></draw:text-box></draw:frame><draw:frame draw:style-name="gr127" draw:text-style-name="P6" svg:width="0.274in" svg:height="0.2524in" svg:x="5.0555in" svg:y="4.5575in"><draw:text-box><text:p text:style-name="P7"><text:span text:style-name="T1">1</text:span></text:p></draw:text-box></draw:frame><draw:frame draw:style-name="gr128" draw:text-style-name="P6" svg:width="0.274in" svg:height="0.2516in" svg:x="5.9374in" svg:y="3.8272in"><draw:text-box><text:p text:style-name="P7"><text:span text:style-name="T1">1</text:span></text:p></draw:text-box></draw:frame><draw:frame draw:style-name="gr129" draw:text-style-name="P6" svg:width="0.2717in" svg:height="0.2516in" svg:x="6.0457in" svg:y="2.9839in"><draw:text-box><text:p text:style-name="P7"><text:span text:style-name="T1">1</text:span></text:p></draw:text-box></draw:frame><draw:frame draw:style-name="gr130" draw:text-style-name="P6" svg:width="0.2724in" svg:height="0.2516in" svg:x="5.722in" svg:y="1.6917in"><draw:text-box><text:p text:style-name="P7"><text:span text:style-name="T1">1</text:span></text:p></draw:text-box></draw:frame><draw:frame draw:style-name="gr131" draw:text-style-name="P6" svg:width="0.2732in" svg:height="0.2524in" svg:x="1.722in" svg:y="4.1638in"><draw:text-box><text:p text:style-name="P7"><text:span text:style-name="T1">1</text:span></text:p></draw:text-box></draw:frame><draw:frame draw:style-name="gr132" draw:text-style-name="P6" svg:width="0.2941in" svg:height="0.2524in" svg:x="1.7858in" svg:y="5.5689in"><draw:text-box><text:p text:style-name="P7"><text:span text:style-name="T1">N</text:span></text:p></draw:text-box></draw:frame></draw:g></text:p>
      <text:list xml:id="list21595388" text:continue-numbering="true" text:style-name="L1">
        <text:list-header>
          <text:p text:style-name="P1"/>
        </text:list-header>
      </text:list>
      <text:p text:style-name="Standard"/>
      <text:p text:style-name="Standard"/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in" fo:page-height="11.320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mi Vishnoi</meta:initial-creator>
    <meta:creation-date>2018-08-14T01:11:30.95</meta:creation-date>
    <dc:date>2018-08-14T01:40:29.82</dc:date>
    <dc:creator>Somi Vishnoi</dc:creator>
    <meta:editing-duration>PT28M57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2" meta:paragraph-count="21" meta:word-count="31" meta:character-count="221"/>
  </office:meta>
</office:document-meta>
</file>